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5.7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1021" table:default-cell-style-name="Excel_20_Built-in_20_Normal"/>
        <table:table-row table:style-name="ro1">
          <table:table-cell office:value-type="string">
            <text:p>order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dth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string">
            <text:p>SPRI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xt</text:p>
          </table:table-cell>
          <table:table-cell office:value-type="string">
            <text:p>STABILIMENTO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xt</text:p>
          </table:table-cell>
          <table:table-cell office:value-type="string">
            <text:p>PROVINCIA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xt</text:p>
          </table:table-cell>
          <table:table-cell office:value-type="string">
            <text:p>COMUNE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xt</text:p>
          </table:table-cell>
          <table:table-cell office:value-type="string">
            <text:p>CAT_MERCE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xt</text:p>
          </table:table-cell>
          <table:table-cell office:value-type="string">
            <text:p>ASSOGGETTABILITA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8.43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18:43:19.66</dc:date>
    <meta:editing-duration>PT16S</meta:editing-duration>
    <meta:editing-cycles>1</meta:editing-cycles>
    <meta:document-statistic meta:table-count="3" meta:cell-count="28" meta:object-count="0"/>
  </office:meta>
</office:document-meta>
</file>